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Mono Med" svg:font-family="'Noto Sans Mono Med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f0b1b"/>
    </style:style>
    <style:style style:name="P2" style:family="paragraph" style:parent-style-name="Text_20_body" style:list-style-name="L1">
      <style:text-properties officeooo:paragraph-rsid="001f0b1b"/>
    </style:style>
    <style:style style:name="P3" style:family="paragraph" style:parent-style-name="Text_20_body" style:list-style-name="L1">
      <style:text-properties officeooo:paragraph-rsid="002210b3"/>
    </style:style>
    <style:style style:name="P4" style:family="paragraph" style:parent-style-name="Text_20_body">
      <style:text-properties officeooo:paragraph-rsid="002210b3"/>
    </style:style>
    <style:style style:name="P5" style:family="paragraph" style:parent-style-name="Heading_20_3">
      <style:text-properties officeooo:paragraph-rsid="00238d8d"/>
    </style:style>
    <style:style style:name="T1" style:family="text">
      <style:text-properties officeooo:rsid="001f0b1b"/>
    </style:style>
    <style:style style:name="T2" style:family="text">
      <style:text-properties officeooo:rsid="00238d8d"/>
    </style:style>
    <style:style style:name="T3" style:family="text">
      <style:text-properties style:font-name="Noto Sans Mono Med"/>
    </style:style>
    <style:style style:name="T4" style:family="text">
      <style:text-properties style:font-name="Noto Sans Mono Med" officeooo:rsid="001f0b1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3"><text:span text:style-name="T1">Lab 0 Exercise 1<text:line-break/>Move inside the </text:span><text:span text:style-name="T4">src</text:span><text:span text:style-name="T1"> directory, copy in this </text:span><text:span text:style-name="T4">src</text:span><text:span text:style-name="T1"> file </text:span><text:span text:style-name="T4">test-gdb.c</text:span><text:span text:style-name="T1"> .<text:line-break/>Using gdb, debug program test-gdb</text:span></text:h>
      <text:list xml:id="list2122732474" text:style-name="L1">
        <text:list-item>
          <text:p text:style-name="P2">Write a <text:span text:style-name="T3">Makefile</text:span> that contains a single compilation target to generate the executable file</text:p>
        </text:list-item>
        <text:list-item>
          <text:p text:style-name="P2">Run <text:span text:style-name="T3">test-gdb</text:span>.</text:p>
        </text:list-item>
        <text:list-item>
          <text:p text:style-name="P2">Display the content of files <text:span text:style-name="T3">In.txt</text:span> and <text:span text:style-name="T3">Out.txt.v1</text:span>. Are they equal or different?</text:p>
        </text:list-item>
        <text:list-item>
          <text:p text:style-name="P2">Run the command <text:span text:style-name="T3">diff In.txt Out.txt.v1</text:span></text:p>
        </text:list-item>
        <text:list-item>
          <text:p text:style-name="P2">Run the command <text:span text:style-name="T3">od –ab In.txt</text:span>. Figure out what is its output</text:p>
        </text:list-item>
        <text:list-item>
          <text:p text:style-name="P2">Run the command <text:span text:style-name="T3">od –ab Out.txt.v1</text:span>. Figure out what is its output</text:p>
        </text:list-item>
        <text:list-item>
          <text:p text:style-name="P2">Execute <text:span text:style-name="T3">gdb test-gdb</text:span></text:p>
          <text:list>
            <text:list-item>
              <text:p text:style-name="P3">Break at line 15</text:p>
            </text:list-item>
            <text:list-item>
              <text:p text:style-name="P3">Run</text:p>
            </text:list-item>
            <text:list-item>
              <text:p text:style-name="P3">Print the content of variable <text:span text:style-name="T3">name</text:span></text:p>
            </text:list-item>
            <text:list-item>
              <text:p text:style-name="P3">Step at line 16</text:p>
            </text:list-item>
            <text:list-item>
              <text:p text:style-name="P3">Print the content of variable <text:span text:style-name="T3">name</text:span></text:p>
            </text:list-item>
            <text:list-item>
              <text:p text:style-name="P3">Step into function <text:span text:style-name="T3">f1</text:span></text:p>
            </text:list-item>
            <text:list-item>
              <text:p text:style-name="P3">Break at line 26</text:p>
            </text:list-item>
            <text:list-item>
              <text:p text:style-name="P3">Continue</text:p>
            </text:list-item>
            <text:list-item>
              <text:p text:style-name="P3">Check the content of the file pointer <text:span text:style-name="T3">fpR</text:span></text:p>
            </text:list-item>
            <text:list-item>
              <text:p text:style-name="P3">Check the content of the structure <text:span text:style-name="T3">*fpR</text:span></text:p>
            </text:list-item>
            <text:list-item>
              <text:p text:style-name="P3">Break at line 32</text:p>
            </text:list-item>
            <text:list-item>
              <text:p text:style-name="P3">Continue until you understand the error in this program</text:p>
            </text:list-item>
            <text:list-item>
              <text:p text:style-name="P3">Modify the program, remake the executable, run it and check again that its output is correct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Mono Med" svg:font-family="'Noto Sans Mono Med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6T10:14:00.098094172</meta:creation-date>
    <dc:date>2018-10-20T16:22:18.950301015</dc:date>
    <meta:editing-duration>PT6M43S</meta:editing-duration>
    <meta:editing-cycles>4</meta:editing-cycles>
    <meta:generator>LibreOffice/6.1.2.1$Linux_X86_64 LibreOffice_project/10$Build-1</meta:generator>
    <meta:document-statistic meta:table-count="0" meta:image-count="0" meta:object-count="0" meta:page-count="1" meta:paragraph-count="21" meta:word-count="177" meta:character-count="915" meta:non-whitespace-character-count="779"/>
  </office:meta>
</office:document-meta>
</file>